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No universo interno (u), de uma partícula qualquer de um universo superior(S) existe de o universo humano (o) que depende do que pode ser observado pelo humano, estando de acordo com (u) e existindo, portanto, dentro de (S). </text:span></text:p>
      <text:p text:style-name="P1"><text:span text:style-name="T2">S(u = o)</text:span></text:p>
      <text:p text:style-name="Standard"><text:span text:style-name="T2"><text:s/><text:tab/>O universo humano, ou a dimensão humana, é fruto da percepção sensitiva, intuitiva, e tecnológica, ou simplesmente tudo o que é possível ao ser humano compreender. Dada a natureza desta correlação, a partir de certo ponto, a dimensão humana de compreensão é ultrapassada, revelando deste modo, uma nova perspectiva observacional, modificando o conteúdo da fórmula lógica e mantendo o aspecto total da mesma.<text:line-break/> <text:tab/>Porém, como a lógica é parte do universo humano atual, sua existência pode também ser pertencente apenas a esta dimensão observacional, e, se assim for, os limites de compreensão podem invalidar até mesmo a lógica atual, que pertence ao universo humano e ao universo observável.<text:line-break/> <text:tab/>A percepção individual (o¹) pode muitas vezes se confundir com estes aspectos, porém, esta é subscrita na percepção do grupo, pois será a percepção do humano, dentro da percepção da humanidade. Porém, se esta percepção individual ultrapassar em algum aspecto as demais, a percepção do todo passa também a engendrar este novo patamar.<text:line-break/></text:span></text:p>
      <text:p text:style-name="P1"><text:span text:style-name="T1">S (u = o (o¹) 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3-27T16:38:00</meta:creation-date>
    <dc:date>2016-03-27T16:38:00</dc:date>
    <meta:editing-duration>PT1M</meta:editing-duration>
    <meta:generator>LibreOffice/5.3.1.2$Linux_X86_64 LibreOffice_project/30m0$Build-2</meta:generator>
    <meta:document-statistic meta:table-count="0" meta:image-count="0" meta:object-count="0" meta:page-count="1" meta:paragraph-count="4" meta:word-count="212" meta:character-count="1275" meta:non-whitespace-character-count="10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